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ard" style:family="paragraph">
      <style:paragraph-properties fo:text-align="center"/>
      <style:text-properties fo:font-size="18pt" style:font-size-asian="18pt" style:font-size-complex="18pt"/>
    </style:style>
  </office:automatic-styles>
  <office:body>
    <office:text text:use-soft-page-breaks="true">
      <text:p text:style-name="P1">Microbit opdracht<text:s/></text:p>
      <text:p text:style-name="P2"/>
      <text:p text:style-name="P3">Al druk je op A laat het een pizza bedrijf of friet zaak van Amsterdam zien<text:s/></text:p>
      <text:p text:style-name="P4"/>
      <text:p text:style-name="P5">Al druk je op B laat het een pizza bedrijf of friet zaak van Heerhugowaard zien<text:s/></text:p>
      <text:p text:style-name="P6">Als je op A en B drukt dan wisselt het tussen pizza en friet<text:s/></text:p>
      <text:p text:style-name="P7">Al start je het op laat hij of een plaatje van pizza of van pattat zien om aan te tonen welke je hebt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iedij@outlook.com</meta:initial-creator>
    <dc:creator>dariedij@outlook.com</dc:creator>
    <meta:creation-date>2020-10-04T18:19:00Z</meta:creation-date>
    <dc:date>2020-10-04T18:22:00Z</dc:date>
    <meta:template xlink:href="Normal" xlink:type="simple"/>
    <meta:editing-cycles>1</meta:editing-cycles>
    <meta:editing-duration>PT180S</meta:editing-duration>
    <meta:document-statistic meta:page-count="1" meta:paragraph-count="1" meta:word-count="52" meta:character-count="343" meta:row-count="2" meta:non-whitespace-character-count="292"/>
  </office:meta>
</office:document-meta>
</file>